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</office:automatic-styles>
  <office:body>
    <office:text>
      <text:p text:style-name="P1"><text:a xlink:href="https://baza-otvetov.ru/categories/view/1/20"><text:span text:style-name="T1">https://baza-otvetov.ru/categories/view/1/20</text:span></text:a><text:span text:style-name="T2"/></text:p>
      <text:p text:style-name="P1"><text:span text:style-name="T2"/></text:p>
      <text:p text:style-name="P1"><text:span text:style-name="T3">1<text:tab/></text:span><text:span text:style-name="T4">В каком городе не работал великий композитор 18-го века Кристоф Виллибальд Глюк?</text:span></text:p>
      <text:p text:style-name="P1"><text:span text:style-name="T4">Ответы для викторин: Милан, Вена, Париж</text:span></text:p>
      <text:p text:style-name="P1"><text:span text:style-name="T4">Берлин</text:span></text:p>
      <text:p text:style-name="P1"><text:span text:style-name="T5">2<text:tab/></text:span><text:span text:style-name="T6">Кто первым доказал периодичность появления комет?</text:span></text:p>
      <text:p text:style-name="P1"><text:span text:style-name="T6">Ответы для викторин: Галилей, Коперник, Кеплер</text:span></text:p>
      <text:p text:style-name="P1"><text:span text:style-name="T6">Галлей</text:span></text:p>
      <text:p text:style-name="P1"><text:span text:style-name="T7">3<text:tab/></text:span><text:span text:style-name="T8">Про какую летнюю погоду говорят "Вёдро" ?</text:span></text:p>
      <text:p text:style-name="P1"><text:span text:style-name="T8">Ответы для викторин: Теплая дождливая, Прохладная дождливая, Длительные заморозки</text:span></text:p>
      <text:p text:style-name="P1"><text:span text:style-name="T8">Сухая ясная</text:span></text:p>
      <text:p text:style-name="P1"><text:span text:style-name="T9">4<text:tab/></text:span><text:span text:style-name="T10">С какой из этих стран Чехия не граничит?</text:span></text:p>
      <text:p text:style-name="P1"><text:span text:style-name="T10">Ответы для викторин: Германия, Австрия, Польша</text:span></text:p>
      <text:p text:style-name="P1"><text:span text:style-name="T10">Венгрия</text:span></text:p>
      <text:p text:style-name="P1"><text:span text:style-name="T11">.</text:span><text:span text:style-name="T12"/></text:p>
      <text:p text:style-name="P1"><text:span text:style-name="T13">5<text:tab/></text:span><text:span text:style-name="T14">Где в основном проживают таты?</text:span></text:p>
      <text:p text:style-name="P1"><text:span text:style-name="T14">Ответы для викторин: Татарстан, Башкортостан, Туркменистан</text:span></text:p>
      <text:p text:style-name="P1"><text:span text:style-name="T14">Дагестан</text:span></text:p>
      <text:p text:style-name="P1"><text:span text:style-name="T15">6<text:tab/></text:span><text:span text:style-name="T16">Как, в переводе на русский язык, звучало бы название фильма 'Мимино'?</text:span></text:p>
      <text:p text:style-name="P1"><text:span text:style-name="T16">Ответы для викторин: Медведь, Гора, Любовь</text:span></text:p>
      <text:p text:style-name="P1"><text:span text:style-name="T16">Сокол</text:span></text:p>
      <text:p text:style-name="P1"><text:span text:style-name="T17">7<text:tab/></text:span><text:span text:style-name="T18">Как называется курс парусного судна, совпадающий с направлением ветра?</text:span></text:p>
      <text:p text:style-name="P1"><text:span text:style-name="T18">Ответы для викторин: Бейдевинд, Галфинд, Бакштаг</text:span></text:p>
      <text:p text:style-name="P1"><text:span text:style-name="T18">Фордевинд</text:span></text:p>
      <text:p text:style-name="P1"><text:span text:style-name="T19">8<text:tab/></text:span><text:span text:style-name="T20">На вершине какой горы расположена сорокаметровая статуя Христа, являющаяся символом Рио-де-Жанейро?</text:span></text:p>
      <text:p text:style-name="P1"><text:span text:style-name="T20">Ответы для викторин: Тупунгато, Уаскаран, Ильимани</text:span></text:p>
      <text:p text:style-name="P1"><text:span text:style-name="T20">Корковадо</text:span></text:p>
      <text:p text:style-name="P1"><text:span text:style-name="T21">9<text:tab/></text:span><text:span text:style-name="T22">Какое брюхо, согласно спорной русской пословице, глухо к ученью?</text:span></text:p>
      <text:p text:style-name="P1"><text:span text:style-name="T22">Ответы для викторин: Толстое, Тощее, Пустое</text:span></text:p>
      <text:p text:style-name="P1"><text:span text:style-name="T22">Сытое</text:span></text:p>
      <text:p text:style-name="P1"><text:span text:style-name="T23">10<text:tab/></text:span><text:span text:style-name="T24">Благодаря какому животному Шурик познакомился с Ниной в к/ф 'Кавказская пленница'?</text:span></text:p>
      <text:p text:style-name="P1"><text:span text:style-name="T24">Ответы для викторин: Верблюд, Конь, Ежик</text:span></text:p>
      <text:p text:style-name="P1"><text:span text:style-name="T24">Осел</text:span><text:span text:style-name="T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